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9186" officeooo:paragraph-rsid="00129186"/>
    </style:style>
    <style:style style:name="P2" style:family="paragraph" style:parent-style-name="Standard">
      <style:text-properties officeooo:rsid="0014447e" officeooo:paragraph-rsid="0014447e"/>
    </style:style>
    <style:style style:name="P3" style:family="paragraph" style:parent-style-name="Standard">
      <style:text-properties officeooo:rsid="0014813f" officeooo:paragraph-rsid="0014813f"/>
    </style:style>
    <style:style style:name="P4" style:family="paragraph" style:parent-style-name="Standard">
      <style:text-properties officeooo:rsid="001659ba" officeooo:paragraph-rsid="001659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2 (A)</text:p>
      <text:p text:style-name="P1"/>
      <text:p text:style-name="P2">/*</text:p>
      <text:p text:style-name="P2"><text:s/>* To change this license header, choose License Headers in Project Properties.</text:p>
      <text:p text:style-name="P2"><text:s/>* To change this template file, choose Tools | Templates</text:p>
      <text:p text:style-name="P2"><text:s/>* and open the template in the editor.</text:p>
      <text:p text:style-name="P2"><text:s/>*/</text:p>
      <text:p text:style-name="P2">package q2a;</text:p>
      <text:p text:style-name="P2"/>
      <text:p text:style-name="P2">import org.junit.Test;</text:p>
      <text:p text:style-name="P2">import static org.junit.Assert.*;</text:p>
      <text:p text:style-name="P2"/>
      <text:p text:style-name="P2">/**</text:p>
      <text:p text:style-name="P2"><text:s/>*</text:p>
      <text:p text:style-name="P2"><text:s/>* @author guest-wuqocp</text:p>
      <text:p text:style-name="P2"><text:s/>*/</text:p>
      <text:p text:style-name="P2">public class Q2aTest {</text:p>
      <text:p text:style-name="P2"><text:s text:c="4"/></text:p>
      <text:p text:style-name="P2"><text:s text:c="4"/>public Q2aTest() {</text:p>
      <text:p text:style-name="P2"><text:s text:c="4"/>}</text:p>
      <text:p text:style-name="P2"/>
      <text:p text:style-name="P2"><text:s text:c="4"/>/**</text:p>
      <text:p text:style-name="P2"><text:s text:c="5"/>* Test of main method, of class Q2a.</text:p>
      <text:p text:style-name="P2"><text:s text:c="5"/>*/</text:p>
      <text:p text:style-name="P2"/>
      <text:p text:style-name="P2"><text:s text:c="4"/>/**</text:p>
      <text:p text:style-name="P2"><text:s text:c="5"/>* Test of findHighestMark method, of class Q2a.</text:p>
      <text:p text:style-name="P2"><text:s text:c="5"/>*/</text:p>
      <text:p text:style-name="P2"><text:s text:c="4"/>@Test</text:p>
      <text:p text:style-name="P2"><text:s text:c="4"/>public void testFindHighestMark() {</text:p>
      <text:p text:style-name="P2"><text:s text:c="8"/>System.out.println("findHighestMark");</text:p>
      <text:p text:style-name="P2"><text:s text:c="8"/>int subject1 = 5;</text:p>
      <text:p text:style-name="P2"><text:s text:c="8"/>int subject2 = 8;</text:p>
      <text:p text:style-name="P2"><text:s text:c="8"/>int subject3 = 6;</text:p>
      <text:p text:style-name="P2"><text:s text:c="8"/>int expResult = 8;</text:p>
      <text:p text:style-name="P2"><text:s text:c="8"/>int result = Q2a.findHighestMark(subject1, subject2, subject3);</text:p>
      <text:p text:style-name="P2"><text:s text:c="8"/>System.out.println("Highest Marks = " + result);</text:p>
      <text:p text:style-name="P2"><text:s text:c="8"/>assertEquals(expResult, result);</text:p>
      <text:p text:style-name="P2"><text:s text:c="4"/>}</text:p>
      <text:p text:style-name="P2"><text:s text:c="4"/></text:p>
      <text:p text:style-name="P2">}</text:p>
      <text:p text:style-name="P2"/>
      <text:p text:style-name="P2"/>
      <text:p text:style-name="P2">///////////////////////////////////////////////////////////////////////////////////////////////////////////////////////////////////////////////</text:p>
      <text:p text:style-name="P2"/>
      <text:p text:style-name="P2"/>
      <text:p text:style-name="P3">Q2 (B)</text:p>
      <text:p text:style-name="P3"/>
      <text:p text:style-name="P4">/*</text:p>
      <text:p text:style-name="P4"><text:s/>* To change this license header, choose License Headers in Project Properties.</text:p>
      <text:p text:style-name="P4"><text:s/>* To change this template file, choose Tools | Templates</text:p>
      <text:p text:style-name="P4"><text:s/>* and open the template in the editor.</text:p>
      <text:p text:style-name="P4"><text:soft-page-break/><text:s/>*/</text:p>
      <text:p text:style-name="P4"/>
      <text:p text:style-name="P4">import java.util.ArrayList;</text:p>
      <text:p text:style-name="P4">import org.junit.Test;</text:p>
      <text:p text:style-name="P4">import static org.junit.Assert.*;</text:p>
      <text:p text:style-name="P4"/>
      <text:p text:style-name="P4">/**</text:p>
      <text:p text:style-name="P4"><text:s/>*</text:p>
      <text:p text:style-name="P4"><text:s/>* @author guest-wuqocp</text:p>
      <text:p text:style-name="P4"><text:s/>*/</text:p>
      <text:p text:style-name="P4">public class Q2bTest {</text:p>
      <text:p text:style-name="P4"><text:s text:c="4"/></text:p>
      <text:p text:style-name="P4"><text:s text:c="4"/>public Q2bTest() {</text:p>
      <text:p text:style-name="P4"><text:s text:c="4"/>}</text:p>
      <text:p text:style-name="P4"/>
      <text:p text:style-name="P4"><text:s text:c="4"/>/**</text:p>
      <text:p text:style-name="P4"><text:s text:c="5"/>* Test of main method, of class Q2b.</text:p>
      <text:p text:style-name="P4"><text:s text:c="5"/>*/</text:p>
      <text:p text:style-name="P4"><text:s text:c="4"/>@Test</text:p>
      <text:p text:style-name="P4"><text:s text:c="4"/>public void testMain() {</text:p>
      <text:p text:style-name="P4"><text:s text:c="8"/></text:p>
      <text:p text:style-name="P4"><text:s text:c="4"/>}</text:p>
      <text:p text:style-name="P4"/>
      <text:p text:style-name="P4"><text:s text:c="4"/>/**</text:p>
      <text:p text:style-name="P4"><text:s text:c="5"/>* Test of E_Array method, of class Q2b.</text:p>
      <text:p text:style-name="P4"><text:s text:c="5"/>*/</text:p>
      <text:p text:style-name="P4"><text:s text:c="4"/>@Test</text:p>
      <text:p text:style-name="P4"><text:s text:c="4"/>public void testE_Array() {</text:p>
      <text:p text:style-name="P4"><text:s text:c="8"/>System.out.println("E_Array");</text:p>
      <text:p text:style-name="P4"><text:s text:c="8"/>int start = 1;</text:p>
      <text:p text:style-name="P4"><text:s text:c="8"/>int end = 20;</text:p>
      <text:p text:style-name="P4"><text:s text:c="8"/>int[] expResult = {2,4,6,8,10,12,14,16,18,20};</text:p>
      <text:p text:style-name="P4"><text:s text:c="8"/>int[] result = Q2b.E_Array(start, end);</text:p>
      <text:p text:style-name="P4"><text:s text:c="8"/>assertArrayEquals(expResult, result);</text:p>
      <text:p text:style-name="P4"><text:s text:c="4"/>}</text:p>
      <text:p text:style-name="P4"/>
      <text:p text:style-name="P4"><text:s text:c="4"/>/**</text:p>
      <text:p text:style-name="P4"><text:s text:c="5"/>* Test of O_Array method, of class Q2b.</text:p>
      <text:p text:style-name="P4"><text:s text:c="5"/>*/</text:p>
      <text:p text:style-name="P4"><text:s text:c="4"/>@Test</text:p>
      <text:p text:style-name="P4"><text:s text:c="4"/>public void testO_Array() {</text:p>
      <text:p text:style-name="P4"><text:s text:c="8"/>System.out.println("O_Array");</text:p>
      <text:p text:style-name="P4"><text:s text:c="8"/>int start = 1;</text:p>
      <text:p text:style-name="P4"><text:s text:c="8"/>int end = 20;</text:p>
      <text:p text:style-name="P4"><text:s text:c="8"/>int[] expResult = {1,3,5,7,9,11,13,15,17,19};</text:p>
      <text:p text:style-name="P4"><text:s text:c="8"/>int[] result = Q2b.O_Array(start, end);</text:p>
      <text:p text:style-name="P4"><text:s text:c="8"/>assertArrayEquals(expResult, result);</text:p>
      <text:p text:style-name="P4"><text:s text:c="4"/>}</text:p>
      <text:p text:style-name="P4"/>
      <text:p text:style-name="P4"><text:s text:c="4"/>/**</text:p>
      <text:p text:style-name="P4"><text:s text:c="5"/>* Test of printArray method, of class Q2b.</text:p>
      <text:p text:style-name="P4"><text:s text:c="5"/>*/</text:p>
      <text:p text:style-name="P4"><text:soft-page-break/><text:s text:c="4"/>@Test</text:p>
      <text:p text:style-name="P4"><text:s text:c="4"/>public void testPrintArray() {</text:p>
      <text:p text:style-name="P4"><text:s text:c="8"/>System.out.println("printArray");</text:p>
      <text:p text:style-name="P4"><text:s text:c="8"/>int[] arr = {};</text:p>
      <text:p text:style-name="P4"><text:s text:c="8"/>Q2b.printArray(arr);</text:p>
      <text:p text:style-name="P4"><text:s text:c="4"/>}</text:p>
      <text:p text:style-name="P4"/>
      <text:p text:style-name="P4"><text:s text:c="4"/>/**</text:p>
      <text:p text:style-name="P4"><text:s text:c="5"/>* Test of isPrime method, of class Q2b.</text:p>
      <text:p text:style-name="P4"><text:s text:c="5"/>*/</text:p>
      <text:p text:style-name="P4"><text:s text:c="4"/>@Test</text:p>
      <text:p text:style-name="P4"><text:s text:c="4"/>public void testIsPrime() {</text:p>
      <text:p text:style-name="P4"><text:s text:c="8"/>System.out.println("isPrime");</text:p>
      <text:p text:style-name="P4"><text:s text:c="8"/>int num = 0;</text:p>
      <text:p text:style-name="P4"><text:s text:c="8"/>boolean expResult = false;</text:p>
      <text:p text:style-name="P4"><text:s text:c="8"/>boolean result = Q2b.isPrime(num);</text:p>
      <text:p text:style-name="P4"><text:s text:c="8"/>assertEquals(expResult, result);</text:p>
      <text:p text:style-name="P4"><text:s text:c="4"/>}</text:p>
      <text:p text:style-name="P4"/>
      <text:p text:style-name="P4"><text:s text:c="4"/>/**</text:p>
      <text:p text:style-name="P4"><text:s text:c="5"/>* Test of filterPrimes method, of class Q2b.</text:p>
      <text:p text:style-name="P4"><text:s text:c="5"/>*/</text:p>
      <text:p text:style-name="P4"><text:s text:c="4"/>@Test</text:p>
      <text:p text:style-name="P4"><text:s text:c="4"/>public void testFilterPrimes() {</text:p>
      <text:p text:style-name="P4"><text:s text:c="8"/>System.out.println("filterPrimes");</text:p>
      <text:p text:style-name="P4"><text:s text:c="8"/>int[] array = {15,18,20};</text:p>
      <text:p text:style-name="P4"><text:s text:c="8"/>Q2b instance = new Q2b();</text:p>
      <text:p text:style-name="P4"><text:s text:c="8"/>ArrayList&lt;Integer&gt; expResult = null;</text:p>
      <text:p text:style-name="P4"><text:s text:c="8"/>ArrayList&lt;Integer&gt; result = instance.filterPrimes(array);</text:p>
      <text:p text:style-name="P4"><text:s text:c="8"/>assertEquals(expResult, result);</text:p>
      <text:p text:style-name="P4"><text:s text:c="4"/>}</text:p>
      <text:p text:style-name="P4"><text:s text:c="4"/>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10:16:08.045211396</meta:creation-date>
    <dc:date>2023-08-31T10:18:10.937163155</dc:date>
    <meta:editing-duration>PT1M5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119" meta:word-count="347" meta:character-count="2943" meta:non-whitespace-character-count="2188"/>
  </office:meta>
</office:document-meta>
</file>